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vice Detection in Joomla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 Device Detection in the Default Joomla Templates:</text:p>
            <text:p>protostar and<text:line-break/>beez3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evice Detection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n Adapter API, and<text:line-break/>Why use it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ported Device Detector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ing Device Detection to Joomla!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4.2.8.2$Linux_X86_64 LibreOffice_project/420m0$Build-2</meta:generator>
    <dc:date>2015-07-28T16:28:56.666586125</dc:date>
    <meta:editing-duration>PT1M34S</meta:editing-duration>
    <meta:editing-cycles>3</meta:editing-cycles>
    <meta:document-statistic meta:object-count="41"/>
  </office:meta>
</office:document-meta>
</file>